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193in" svg:height="3.5472in" svg:x="2.6209in" svg:y="1.4327in">
            <draw:object draw:notify-on-update-of-ranges="Sheet1.G1:Sheet1.G1 Sheet1.C2:Sheet1.C34 Sheet1.G2:Sheet1.G2 Sheet1.D2:Sheet1.D34 Sheet1.G3:Sheet1.G3 Sheet1.E2:Sheet1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query family</text:p>
          </table:table-cell>
          <table:table-cell table:style-name="ce1" office:value-type="string" calcext:value-type="string">
            <text:p>query complexity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moderate</text:p>
          </table:table-cell>
          <table:table-cell table:style-name="ce1" office:value-type="string" calcext:value-type="string">
            <text:p>complex</text:p>
          </table:table-cell>
          <table:table-cell table:style-name="ce1" office:value-type="string" calcext:value-type="string">
            <text:p>number of estimates</text:p>
          </table:table-cell>
          <table:table-cell office:value-type="string" calcext:value-type="string">
            <text:p>Simple quer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oderate quer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omplex quer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9" calcext:value-type="float">
            <text:p>399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9" calcext:value-type="float">
            <text:p>399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3229" calcext:value-type="float">
            <text:p>132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3" calcext:value-type="float">
            <text:p>1503</text:p>
          </table:table-cell>
          <table:table-cell/>
          <table:table-cell office:value-type="float" office:value="1503" calcext:value-type="float">
            <text:p>150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 number:title="User-defined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130" number:title="User-defined">
      <number:scientific-number number:decimal-places="0" number:min-decimal-places="0" number:min-integer-digits="1" number:min-exponent-digits="2" number:exponent-interval="1" number:forced-exponent-sign="true"/>
      <number:text>.</number:text>
    </number:number-style>
    <number:number-style style:name="N129" number:title="User-defined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4:41:31.225231028</meta:creation-date>
    <dc:date>2023-02-22T23:42:01.618685397</dc:date>
    <meta:editing-duration>PT3H27M41S</meta:editing-duration>
    <meta:editing-cycles>15</meta:editing-cycles>
    <meta:generator>LibreOffice/7.5.0.3$MacOSX_X86_64 LibreOffice_project/c21113d003cd3efa8c53188764377a8272d9d6de</meta:generator>
    <meta:document-statistic meta:table-count="1" meta:cell-count="14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131" number:title="User-defined">
      <number:scientific-number number:decimal-places="0" number:min-decimal-places="0" number:min-integer-digits="1" number:min-exponent-digits="1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31">
      <style:chart-properties chart:display-label="true" chart:tick-marks-major-inner="false" chart:tick-marks-major-outer="fals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06cm" svg:height="9.011cm" xlink:href=".." xlink:type="simple" chart:class="chart:bar" chart:style-name="ch1">
        <chart:legend chart:legend-position="end" svg:x="1.372cm" svg:y="0.254cm" style:legend-expansion="custom" svg:width="3.105cm" svg:height="1.595cm" style:legend-expansion-aspect-ratio="1.94670846394984" chart:style-name="ch2"/>
        <chart:plot-area chart:style-name="ch3" table:cell-range-address="Sheet1.A2:Sheet1.A34 Sheet1.G1:Sheet1.G3 Sheet1.C2:Sheet1.E34" chart:data-source-has-labels="both" svg:x="0.537cm" svg:y="-0.01cm" svg:width="15.676cm" svg:height="8.197cm">
          <chart:coordinate-region svg:x="1.293cm" svg:y="0.15cm" svg:width="14.92cm" svg:height="7.619cm"/>
          <chart:axis chart:dimension="x" chart:name="primary-x" chart:style-name="ch4" chartooo:axis-type="text">
            <chart:title svg:x="7.738cm" svg:y="8.464cm" chart:style-name="ch5">
              <text:p>query family</text:p>
            </chart:title>
            <chart:categories table:cell-range-address="Sheet1.A2:Sheet1.A34 Sheet1.G1:Sheet1.G3 Sheet1.C2:Sheet1.C34"/>
          </chart:axis>
          <chart:axis chart:dimension="y" chart:name="primary-y" chart:style-name="ch6">
            <chart:title svg:x="0.005cm" svg:y="6.28cm" chart:style-name="ch7">
              <text:p>number of estimates (log scale)</text:p>
            </chart:title>
            <chart:grid chart:style-name="ch8" chart:class="major"/>
          </chart:axis>
          <chart:series chart:style-name="ch9" chart:values-cell-range-address="Sheet1.C2:Sheet1.C34" chart:label-cell-address="Sheet1.G1:Sheet1.G1" chart:class="chart:bar">
            <chart:data-point chart:repeated="33"/>
          </chart:series>
          <chart:series chart:style-name="ch10" chart:values-cell-range-address="Sheet1.D2:Sheet1.D34" chart:label-cell-address="Sheet1.G2:Sheet1.G2" chart:class="chart:bar">
            <chart:data-point chart:repeated="33"/>
          </chart:series>
          <chart:series chart:style-name="ch11" chart:values-cell-range-address="Sheet1.E2:Sheet1.E34" chart:label-cell-address="Sheet1.G3:Sheet1.G3" chart:class="chart:bar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 query</text:p>
                <draw:g>
                  <svg:desc>Sheet1.G1:Sheet1.G1</svg:desc>
                </draw:g>
              </table:table-cell>
              <table:table-cell office:value-type="string">
                <text:p>Moderate query</text:p>
                <draw:g>
                  <svg:desc>Sheet1.G2:Sheet1.G2</svg:desc>
                </draw:g>
              </table:table-cell>
              <table:table-cell office:value-type="string">
                <text:p>Complex query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34 Sheet1.G1:Sheet1.G3 Sheet1.C2:Sheet1.C34</svg:desc>
                </draw:g>
              </table:table-cell>
              <table:table-cell office:value-type="float" office:value="14">
                <text:p>14</text:p>
                <draw:g>
                  <svg:desc>Sheet1.C2:Sheet1.C34</svg:desc>
                </draw:g>
              </table:table-cell>
              <table:table-cell office:value-type="float" office:value="NaN">
                <text:p>NaN</text:p>
                <draw:g>
                  <svg:desc>Sheet1.D2:Sheet1.D34</svg:desc>
                </draw:g>
              </table:table-cell>
              <table:table-cell office:value-type="float" office:value="NaN">
                <text:p>NaN</text:p>
                <draw:g>
                  <svg:desc>Sheet1.E2:Sheet1.E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29">
                <text:p>132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